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1" officeooo:paragraph-rsid="001f1811"/>
    </style:style>
    <style:style style:name="P2" style:family="paragraph" style:parent-style-name="Standard">
      <style:text-properties officeooo:paragraph-rsid="001f1811"/>
    </style:style>
    <style:style style:name="P3" style:family="paragraph" style:parent-style-name="Standard">
      <style:text-properties officeooo:paragraph-rsid="001f1811"/>
    </style:style>
    <style:style style:name="P4" style:family="paragraph" style:parent-style-name="Standard">
      <style:text-properties officeooo:rsid="002220af" officeooo:paragraph-rsid="002220af"/>
    </style:style>
    <style:style style:name="P5" style:family="paragraph" style:parent-style-name="Standard">
      <style:text-properties officeooo:paragraph-rsid="002220af"/>
    </style:style>
    <style:style style:name="T1" style:family="text">
      <style:text-properties officeooo:rsid="0020d3a5"/>
    </style:style>
    <style:style style:name="T2" style:family="text">
      <style:text-properties officeooo:rsid="00222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ias:</text:p>
      <text:p text:style-name="P1"/>
      <text:p text:style-name="P1">Recuperado de https://opengameart.org/ </text:p>
      <text:p text:style-name="P2"/>
      <text:p text:style-name="P2"><text:span text:style-name="T1">Recuperado de https://vignette1.wikia.nocookie.net/lego/images/d/dc/Thor_Minifigure.png/revision/latest?cb=20130817003051</text:span></text:p>
      <text:p text:style-name="P1"/>
      <text:p text:style-name="P4">Recuperado de https://docs.oracle.com/javase/tutorial/java/javaOO/enum.html</text:p>
      <text:p text:style-name="P2"/>
      <text:p text:style-name="P5"><text:span text:style-name="T2">Recuperado de https://www.mkyong.com/java/java-enum-example/ </text:span></text:p>
      <text:p text:style-name="P5"/>
      <text:p text:style-name="P5"><text:span text:style-name="T2">Recuperado de http://puntocomnoesunlenguaje.blogspot.com/2012/12/matriz-en-java.html </text:span></text:p>
      <text:p text:style-name="P4"/>
      <text:p text:style-name="P4">Recuperado de http://www.guj.com.br/t/evento-do-teclado-no-jframe-resolvido/83753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1:56:18.578196670</meta:creation-date>
    <dc:date>2017-08-24T23:06:17.848791236</dc:date>
    <meta:editing-duration>PT4H23M2S</meta:editing-duration>
    <meta:editing-cycles>4</meta:editing-cycles>
    <meta:generator>LibreOffice/5.4.0.3$Linux_X86_64 LibreOffice_project/40m0$Build-3</meta:generator>
    <meta:document-statistic meta:table-count="0" meta:image-count="0" meta:object-count="0" meta:page-count="1" meta:paragraph-count="7" meta:word-count="19" meta:character-count="475" meta:non-whitespace-character-count="459"/>
  </office:meta>
</office:document-meta>
</file>